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1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14pt" fo:break-before="auto" style:use-optimal-row-height="false"/>
    </style:style>
    <style:style style:name="ro2" style:family="table-row">
      <style:table-row-properties style:row-height="21.29pt" fo:break-before="auto" style:use-optimal-row-height="false"/>
    </style:style>
    <style:style style:name="ro3" style:family="table-row">
      <style:table-row-properties style:row-height="52.1pt" fo:break-before="auto" style:use-optimal-row-height="false"/>
    </style:style>
    <style:style style:name="ro4" style:family="table-row">
      <style:table-row-properties style:row-height="29.2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Plan_20_de_20_Mejoramiento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none" fo:padding="2.01pt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Plan de Mejoramient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INFORME PRESENTADO A LA CONTRALORIA GENERAL DE LA REPUBLICA</text:p>
          </table:table-cell>
          <table:covered-table-cell table:style-name="ce1"/>
          <table:covered-table-cell table:number-columns-repeated="15" table:style-name="ce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7" table:number-rows-spanned="1">
            <text:p>SUSCRIPCIÓN PLANES DE MEJORAMIENTO</text:p>
          </table:table-cell>
          <table:covered-table-cell table:style-name="ce1"/>
          <table:covered-table-cell table:number-columns-repeated="15" table:style-name="ce2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7" table:number-rows-spanned="1">
            <text:p>FORMULARIO No 14</text:p>
          </table:table-cell>
          <table:covered-table-cell table:number-columns-repeated="16" table:style-name="ce2"/>
          <table:table-cell table:number-columns-repeated="10"/>
        </table:table-row>
        <table:table-row table:style-name="ro3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lan Mejoramiento</text:p>
          </table:table-cell>
          <table:table-cell table:style-name="ce3" office:value-type="string" calcext:value-type="string">
            <text:p>Código Hallazgo</text:p>
          </table:table-cell>
          <table:table-cell table:style-name="ce3" office:value-type="string" calcext:value-type="string">
            <text:p>Descripción</text:p>
            <text:p>Hallazgo </text:p>
          </table:table-cell>
          <table:table-cell table:style-name="ce3" office:value-type="string" calcext:value-type="string">
            <text:p>Causas </text:p>
            <text:p>Hallazgo</text:p>
          </table:table-cell>
          <table:table-cell table:style-name="ce3" office:value-type="string" calcext:value-type="string">
            <text:p>Causa Hallazgo</text:p>
          </table:table-cell>
          <table:table-cell table:style-name="ce3" office:value-type="string" calcext:value-type="string">
            <text:p>Acción de</text:p>
            <text:p>Mejoramiento</text:p>
          </table:table-cell>
          <table:table-cell table:style-name="ce3" office:value-type="string" calcext:value-type="string">
            <text:p>Propósito de la</text:p>
            <text:p>Acción de Mejora</text:p>
          </table:table-cell>
          <table:table-cell table:style-name="ce3" office:value-type="string" calcext:value-type="string">
            <text:p>Descripción de las</text:p>
            <text:p>Actividades </text:p>
          </table:table-cell>
          <table:table-cell table:style-name="ce3" office:value-type="string" calcext:value-type="string">
            <text:p>Denominación de la</text:p>
            <text:p>Unidad de medida de</text:p>
            <text:p>la Actividad</text:p>
          </table:table-cell>
          <table:table-cell table:style-name="ce3" office:value-type="string" calcext:value-type="string">
            <text:p>Cantidad de Medida</text:p>
            <text:p>de la Actividad</text:p>
          </table:table-cell>
          <table:table-cell table:style-name="ce3" office:value-type="string" calcext:value-type="string">
            <text:p>Fecha iniciación</text:p>
            <text:p>de la Actividad</text:p>
          </table:table-cell>
          <table:table-cell table:style-name="ce3" office:value-type="string" calcext:value-type="string">
            <text:p>Fecha terminación</text:p>
            <text:p>de la Actividad</text:p>
          </table:table-cell>
          <table:table-cell table:style-name="ce3" office:value-type="string" calcext:value-type="string">
            <text:p>Área Responsable</text:p>
          </table:table-cell>
          <table:table-cell table:style-name="ce3" office:value-type="string" calcext:value-type="string">
            <text:p>ANALISIS DE</text:p>
            <text:p>CUMPLIMIENTO</text:p>
          </table:table-cell>
          <table:table-cell table:style-name="ce3" office:value-type="string" calcext:value-type="string">
            <text:p>CUANTIFICACIÓN DE</text:p>
            <text:p>CUMPLIMIENTO Y/O</text:p>
            <text:p>AVANCE</text:p>
          </table:table-cell>
          <table:table-cell table:style-name="ce3" office:value-type="string" calcext:value-type="string">
            <text:p>CUALIFICACIÓN DE</text:p>
            <text:p>CUMPLIMIENTO DE LAS</text:p>
            <text:p>METAS</text:p>
          </table:table-cell>
          <table:table-cell table:number-columns-repeated="10"/>
        </table:table-row>
        <table:table-row table:style-name="ro4">
          <table:table-cell table:style-name="ce4" table:formula="of:=&quot;plan['plan_id']&quot;" office:value-type="string" office:string-value="plan['plan_id']" calcext:value-type="string">
            <office:annotation draw:style-name="gr1" draw:text-style-name="P2" svg:width="82.18pt" svg:height="28.09pt" svg:x="21.09pt" svg:y="9.38pt" draw:caption-point-x="74.47pt" draw:caption-point-y="100.57pt">
              <dc:date>2018-10-02T00:00:00</dc:date>
              <text:p text:style-name="P1"><text:span text:style-name="T1">do row for plan in data</text:span></text:p>
            </office:annotation>
            <text:p>plan['plan_id']</text:p>
          </table:table-cell>
          <table:table-cell table:style-name="ce4" table:formula="of:=&quot;plan['plan_nombre']&quot;" office:value-type="string" office:string-value="plan['plan_nombre']" calcext:value-type="string">
            <text:p>plan['plan_nombre']</text:p>
          </table:table-cell>
          <table:table-cell table:style-name="ce4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4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4" table:formula="of:=&quot;plan['hallazgo_causa']&quot;" office:value-type="string" office:string-value="plan['hallazgo_causa']" calcext:value-type="string">
            <text:p>plan['hallazgo_causa']</text:p>
          </table:table-cell>
          <table:table-cell table:style-name="ce4" table:formula="of:=&quot;plan['hallazgo_causa']&quot;" office:value-type="string" office:string-value="plan['hallazgo_causa']" calcext:value-type="string">
            <text:p>plan['hallazgo_causa']</text:p>
          </table:table-cell>
          <table:table-cell table:style-name="ce4" table:formula="of:=&quot;plan['accion_nombre']&quot;" office:value-type="string" office:string-value="plan['accion_nombre']" calcext:value-type="string">
            <text:p>plan['accion_nombre']</text:p>
          </table:table-cell>
          <table:table-cell table:style-name="ce4" table:formula="of:=&quot;plan['accion_objetivo']&quot;" office:value-type="string" office:string-value="plan['accion_objetivo']" calcext:value-type="string">
            <text:p>plan['accion_objetivo']</text:p>
          </table:table-cell>
          <table:table-cell table:style-name="ce4" table:formula="of:=&quot;plan['accion_descripcion']&quot;" office:value-type="string" office:string-value="plan['accion_descripcion']" calcext:value-type="string">
            <text:p>plan['accion_descripcion']</text:p>
          </table:table-cell>
          <table:table-cell table:style-name="ce4" table:formula="of:=&quot;plan['accion_unidad_medida']&quot;" office:value-type="string" office:string-value="plan['accion_unidad_medida']" calcext:value-type="string">
            <text:p>plan['accion_unidad_medida']</text:p>
          </table:table-cell>
          <table:table-cell table:style-name="ce4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4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4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4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4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4" table:formula="of:=&quot;plan['avance_porcentaje_avance']&quot;" office:value-type="string" office:string-value="plan['avance_porcentaje_avance']" calcext:value-type="string">
            <text:p>plan['avance_porcentaje_avance']</text:p>
          </table:table-cell>
          <table:table-cell table:style-name="ce4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5" table:number-columns-repeated="10"/>
        </table:table-row>
        <table:table-row table:style-name="ro5" table:number-rows-repeated="1048565">
          <table:table-cell table:number-columns-repeated="27"/>
        </table:table-row>
        <table:table-row table:style-name="ro6" table:number-rows-repeated="5">
          <table:table-cell table:number-columns-repeated="27"/>
        </table:table-row>
        <table:table-row table:style-name="ro6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5:20:31.33019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_20_de_20_Mejoramiento" style:display-name="PageStyle_Plan de Mejoramient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5:35:51.343743989</dc:date>
    <meta:editing-duration>PT3M57S</meta:editing-duration>
    <meta:editing-cycles>5</meta:editing-cycles>
    <meta:document-statistic meta:table-count="1" meta:cell-count="37" meta:object-count="0"/>
  </office:meta>
</office:document-meta>
</file>